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2cm" fo:line-height="10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left="0cm" fo:margin-right="2cm" fo:line-height="10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weight-asian="normal" style:font-name-complex="Calibri1" style:font-weight-complex="normal"/>
    </style:style>
    <style:style style:name="P4" style:family="paragraph" style:parent-style-name="Standard">
      <style:paragraph-properties fo:margin-left="0cm" fo:margin-right="2cm" fo:line-height="100%" fo:text-align="start" style:justify-single-word="false" fo:text-indent="0cm" style:auto-text-indent="false"/>
      <style:text-properties style:use-window-font-color="true" style:font-name="Arial" fo:font-size="16pt" fo:font-weight="bold" officeooo:rsid="0007b834" officeooo:paragraph-rsid="0007b834" fo:background-color="transparent" style:font-name-asian="Arial" style:font-name-complex="Arial"/>
    </style:style>
    <style:style style:name="P5" style:family="paragraph" style:parent-style-name="Standard">
      <style:paragraph-properties fo:margin-left="0cm" fo:margin-right="2cm" fo:line-height="100%" fo:text-align="start" style:justify-single-word="false" fo:text-indent="0cm" style:auto-text-indent="false"/>
      <style:text-properties fo:color="#999999" style:font-name="Arial" fo:font-size="9.75pt" fo:font-weight="normal" fo:background-color="transparent" style:font-name-asian="Arial" style:font-name-complex="Arial"/>
    </style:style>
    <style:style style:name="P6" style:family="paragraph" style:parent-style-name="Standard">
      <style:paragraph-properties fo:margin-left="0cm" fo:margin-right="2cm" fo:line-height="100%" fo:text-align="start" style:justify-single-word="false" fo:text-indent="0cm" style:auto-text-indent="false"/>
    </style:style>
    <style:style style:name="P7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fo:color="#333333" style:font-name="Arial" fo:font-size="9.75pt" fo:font-weight="normal" fo:background-color="transparent" style:font-name-asian="Arial" style:font-name-complex="Arial"/>
    </style:style>
    <style:style style:name="P8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fo:color="#333333" style:font-name="Arial" fo:font-size="9.75pt" fo:font-weight="normal" officeooo:paragraph-rsid="0007b834" fo:background-color="transparent" style:font-name-asian="Arial" style:font-name-complex="Arial"/>
    </style:style>
    <style:style style:name="P9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fo:color="#333333" style:font-name="Arial" fo:font-size="9.75pt" fo:font-weight="bold" officeooo:paragraph-rsid="0007b834" fo:background-color="transparent" style:font-name-asian="Arial" style:font-weight-asian="bold" style:font-name-complex="Arial" style:font-weight-complex="bold"/>
    </style:style>
    <style:style style:name="P10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fo:color="#008000" style:font-name="Arial" fo:font-size="9.75pt" fo:font-weight="normal" officeooo:paragraph-rsid="0007b834" fo:background-color="transparent" style:font-name-asian="Arial" style:font-name-complex="Arial"/>
    </style:style>
    <style:style style:name="P11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fo:color="#333333" style:font-name="Arial" fo:font-size="9.75pt" fo:font-weight="normal" fo:background-color="transparent" style:font-name-asian="Arial" style:font-name-complex="Arial"/>
    </style:style>
    <style:style style:name="P12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fo:color="#333333" style:font-name="Arial" fo:font-size="9.75pt" fo:font-weight="normal" fo:background-color="transparent" style:font-name-asian="Arial" style:font-name-complex="Arial"/>
    </style:style>
    <style:style style:name="P13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fo:color="#333333" style:font-name="Arial" fo:font-size="9.75pt" fo:font-weight="normal" officeooo:rsid="0007b834" officeooo:paragraph-rsid="0007b834" fo:background-color="transparent" style:font-name-asian="Arial" style:font-name-complex="Arial"/>
    </style:style>
    <style:style style:name="P14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fo:color="#333333" style:font-name="Arial" fo:font-size="9.75pt" fo:font-weight="normal" officeooo:rsid="0007b834" officeooo:paragraph-rsid="000aab03" fo:background-color="transparent" style:font-name-asian="Arial" style:font-name-complex="Arial"/>
    </style:style>
    <style:style style:name="P15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fo:color="#333333" style:font-name="Arial" fo:font-size="9.75pt" fo:font-weight="normal" officeooo:rsid="000aab03" officeooo:paragraph-rsid="000aab03" fo:background-color="transparent" style:font-name-asian="Arial" style:font-name-complex="Arial"/>
    </style:style>
    <style:style style:name="P16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fo:color="#333333" style:font-name="Arial" fo:font-size="9.75pt" fo:font-weight="normal" officeooo:rsid="000aab03" officeooo:paragraph-rsid="000aab03" fo:background-color="transparent" style:font-name-asian="Arial" style:font-name-complex="Arial"/>
    </style:style>
    <style:style style:name="P17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fo:color="#b2b2b2" style:font-name="Arial" fo:font-size="9.75pt" fo:font-weight="normal" officeooo:rsid="0007b834" officeooo:paragraph-rsid="0007b834" fo:background-color="transparent" style:font-name-asian="Arial" style:font-name-complex="Arial"/>
    </style:style>
    <style:style style:name="P18" style:family="paragraph" style:parent-style-name="Standard">
      <style:paragraph-properties fo:margin-left="-0.635cm" fo:margin-right="0cm" fo:line-height="100%" fo:text-align="start" style:justify-single-word="false" fo:text-indent="0cm" style:auto-text-indent="false"/>
      <style:text-properties style:use-window-font-color="true" style:font-name="Calibri1" fo:font-size="11pt" fo:font-weight="normal" officeooo:paragraph-rsid="0007b834" fo:background-color="transparent" style:font-name-asian="Calibri1" style:font-name-complex="Calibri1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333333" style:font-name="Arial" fo:font-size="9.75pt" fo:font-weight="normal" officeooo:rsid="000aab03" officeooo:paragraph-rsid="000aab03" fo:background-color="transparent" style:font-name-asian="Arial" style:font-name-complex="Arial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333333" style:font-name="Arial" fo:font-size="9.75pt" fo:font-weight="normal" officeooo:rsid="000b1f22" officeooo:paragraph-rsid="000b1f22" fo:background-color="transparent" style:font-name-asian="Arial" style:font-name-complex="Arial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333333" style:font-name="Arial" fo:font-size="9.75pt" fo:font-weight="bold" officeooo:rsid="000cf7bf" officeooo:paragraph-rsid="000cf7bf" fo:background-color="transparent" style:font-name-asian="Arial" style:font-weight-asian="bold" style:font-name-complex="Arial" style:font-weight-complex="bold"/>
    </style:style>
    <style:style style:name="T1" style:family="text">
      <style:text-properties fo:color="#333333" style:font-name="Arial" fo:font-size="16pt" fo:font-weight="normal" fo:background-color="transparent" loext:char-shading-value="0" style:font-name-asian="Arial" style:font-name-complex="Arial"/>
    </style:style>
    <style:style style:name="T2" style:family="text">
      <style:text-properties fo:color="#333333" style:font-name="Arial" fo:font-size="16pt" fo:font-weight="normal" officeooo:rsid="0007b834" fo:background-color="transparent" loext:char-shading-value="0" style:font-name-asian="Arial" style:font-name-complex="Arial"/>
    </style:style>
    <style:style style:name="T3" style:family="text">
      <style:text-properties fo:color="#333333" style:font-name="Arial" fo:font-size="16pt" fo:font-weight="normal" officeooo:rsid="000cf7bf" fo:background-color="transparent" loext:char-shading-value="0" style:font-name-asian="Arial" style:font-name-complex="Arial"/>
    </style:style>
    <style:style style:name="T4" style:family="text">
      <style:text-properties fo:color="#333333" style:font-name="Arial" fo:font-size="16pt" fo:font-weight="bold" fo:background-color="transparent" loext:char-shading-value="0" style:font-name-asian="Arial" style:font-name-complex="Arial"/>
    </style:style>
    <style:style style:name="T5" style:family="text">
      <style:text-properties fo:color="#333333" style:font-name="Arial" fo:font-size="9.75pt" fo:font-weight="normal" fo:background-color="transparent" loext:char-shading-value="0" style:font-name-asian="Arial" style:font-name-complex="Arial"/>
    </style:style>
    <style:style style:name="T6" style:family="text">
      <style:text-properties fo:color="#333333" style:font-name="Arial" fo:font-size="9.75pt" fo:font-weight="normal" officeooo:rsid="000aab03" fo:background-color="transparent" loext:char-shading-value="0" style:font-name-asian="Arial" style:font-name-complex="Arial"/>
    </style:style>
    <style:style style:name="T7" style:family="text">
      <style:text-properties fo:color="#333333" style:font-name="Arial" fo:font-size="9.75pt" fo:font-weight="normal" officeooo:rsid="0007b834" fo:background-color="transparent" loext:char-shading-value="0" style:font-name-asian="Arial" style:font-weight-asian="normal" style:font-name-complex="Arial" style:font-weight-complex="normal"/>
    </style:style>
    <style:style style:name="T8" style:family="text">
      <style:text-properties fo:color="#333333" style:font-name="Arial" fo:font-size="9.75pt" fo:font-weight="bold" fo:background-color="transparent" loext:char-shading-value="0" style:font-name-asian="Arial" style:font-name-complex="Arial"/>
    </style:style>
    <style:style style:name="T9" style:family="text">
      <style:text-properties fo:color="#333333" style:font-name="Arial" fo:font-size="9.75pt" fo:font-weight="bold" fo:background-color="transparent" loext:char-shading-value="0" style:font-name-asian="Arial" style:font-weight-asian="bold" style:font-name-complex="Arial" style:font-weight-complex="bold"/>
    </style:style>
    <style:style style:name="T10" style:family="text">
      <style:text-properties fo:color="#333333" style:font-name="Arial" fo:font-size="9.75pt" fo:font-weight="bold" officeooo:rsid="0007b834" fo:background-color="transparent" loext:char-shading-value="0" style:font-name-asian="Arial" style:font-weight-asian="bold" style:font-name-complex="Arial" style:font-weight-complex="bold"/>
    </style:style>
    <style:style style:name="T11" style:family="text">
      <style:text-properties fo:color="#000000" style:font-name="Arial" fo:font-size="9.75pt" fo:font-weight="normal" officeooo:rsid="0007b834" fo:background-color="transparent" loext:char-shading-value="0" style:font-name-asian="Arial" style:font-name-complex="Arial"/>
    </style:style>
    <style:style style:name="T12" style:family="text">
      <style:text-properties fo:color="#000000" officeooo:rsid="0007b834"/>
    </style:style>
    <style:style style:name="T13" style:family="text">
      <style:text-properties fo:color="#999999" officeooo:rsid="0007b834"/>
    </style:style>
    <style:style style:name="T14" style:family="text">
      <style:text-properties officeooo:rsid="0007b83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7b834" style:font-weight-asian="bold" style:font-weight-complex="bold"/>
    </style:style>
    <style:style style:name="T17" style:family="text">
      <style:text-properties fo:font-weight="bold" officeooo:rsid="000aab03" style:font-weight-asian="bold" style:font-weight-complex="bold"/>
    </style:style>
    <style:style style:name="T18" style:family="text">
      <style:text-properties fo:color="#ff3333" style:font-name="Arial" fo:font-size="16pt" fo:font-weight="bold" fo:background-color="transparent" loext:char-shading-value="0" style:font-name-asian="Arial" style:font-weight-asian="bold" style:font-name-complex="Arial" style:font-weight-complex="bold"/>
    </style:style>
    <style:style style:name="T19" style:family="text">
      <style:text-properties fo:color="#ff3333" style:font-name="Arial" fo:font-size="16pt" fo:font-weight="bold" officeooo:rsid="0007b834" fo:background-color="transparent" loext:char-shading-value="0" style:font-name-asian="Arial" style:font-weight-asian="bold" style:font-name-complex="Arial" style:font-weight-complex="bold"/>
    </style:style>
    <style:style style:name="T20" style:family="text">
      <style:text-properties fo:color="#ff3333" style:font-name="Arial" fo:font-size="16pt" fo:font-weight="bold" officeooo:rsid="000b1f22" fo:background-color="transparent" loext:char-shading-value="0" style:font-name-asian="Arial" style:font-weight-asian="bold" style:font-name-complex="Arial" style:font-weight-complex="bold"/>
    </style:style>
    <style:style style:name="T21" style:family="text">
      <style:text-properties officeooo:rsid="000aab03"/>
    </style:style>
    <style:style style:name="T22" style:family="text">
      <style:text-properties officeooo:rsid="000b1f22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alidação Seda – 1</text:span><text:span text:style-name="T3">7</text:span><text:span text:style-name="T1">/07/2014</text:span></text:p>
      <text:p text:style-name="P1"><text:span text:style-name="T1">Data de </text:span><text:span text:style-name="T4">entrega</text:span><text:span text:style-name="T1"> –</text:span><text:span text:style-name="T18"> </text:span><text:span text:style-name="T19">10</text:span><text:span text:style-name="T18">/07/2014 - </text:span><text:span text:style-name="T20">urgente</text:span></text:p>
      <text:p text:style-name="P2"/>
      <text:p text:style-name="P4">Atualizado – <text:span text:style-name="T21">Documento 1</text:span></text:p>
      <text:p text:style-name="P2"/>
      <text:p text:style-name="P5"/>
      <text:p text:style-name="P9"><text:span text:style-name="T14">1 - Na minha</text:span><text:span text:style-name="T12">-conta.php</text:span><text:span text:style-name="T13">:</text:span></text:p>
      <text:p text:style-name="P8"><text:span text:style-name="T16">R</text:span><text:span text:style-name="T15">astreamento </text:span><text:span text:style-name="T17">(ativar)</text:span> = <text:span text:style-name="T21">link para a</text:span> (página do correio <text:span text:style-name="T21">acredito eu)</text:span></text:p>
      <text:p text:style-name="P10"/>
      <text:p text:style-name="P7"><text:span text:style-name="T16">2</text:span><text:span text:style-name="T15"> - Imprimir </text:span><text:span text:style-name="T16">B</text:span><text:span text:style-name="T15">oleto </text:span><text:span text:style-name="T17">(ativar)</text:span> = <text:span text:style-name="T21">o usuário deve conseguir imprimir uma segunda via do boleto gerado anteriormente</text:span></text:p>
      <text:p text:style-name="P3"/>
      <text:p text:style-name="P1"><text:span text:style-name="T10">3</text:span><text:span text:style-name="T9"> – Transferência bancária</text:span><text:span text:style-name="T5"> – </text:span><text:span text:style-name="T11">aparecer página com os dados bancários e depois o pedido.</text:span></text:p>
      <text:p text:style-name="P14">Ao escolher a forma de pagamento transferência bancária, deve cair em uma simples exibição dos dados bancários e somente depois aparecer o número do pedido, esta aparecendo o número do pedido direto <text:span text:style-name="T21">(fica sem sentido)</text:span></text:p>
      <text:p text:style-name="P14"><text:span text:style-name="T11">Não tem homologação no banco, como conversado na segunda.</text:span></text:p>
      <text:p text:style-name="P2"/>
      <text:p text:style-name="P1"><text:span text:style-name="T10">4</text:span><text:span text:style-name="T9"> – Seleção de Itens por relevância: </text:span><text:span text:style-name="T6">(em todo o site, algumas estão <text:s/>sem os filtros ainda)</text:span></text:p>
      <text:list xml:id="list8755096009324618540" text:style-name="L1">
        <text:list-item>
          <text:p text:style-name="P12">maior preço</text:p>
        </text:list-item>
        <text:list-item>
          <text:p text:style-name="P12">menor preço</text:p>
        </text:list-item>
        <text:list-item>
          <text:p text:style-name="P15">nome crescente</text:p>
        </text:list-item>
        <text:list-item>
          <text:p text:style-name="P15">nome decrescente</text:p>
          <text:p text:style-name="P12"/>
        </text:list-item>
      </text:list>
      <text:p text:style-name="P11"/>
      <text:p text:style-name="P13"><text:span text:style-name="T15">5 – Sistema aceitar fotos</text:span> com acento, hífen etc</text:p>
      <text:p text:style-name="P13"/>
      <text:p text:style-name="P13"><text:span text:style-name="T15">6 – Não esta calculando valor de pac e sedex</text:span> em algumas compras (maioria dos testes que fiz)</text:p>
      <text:p text:style-name="P13"/>
      <text:p text:style-name="P17">7 – <text:span text:style-name="T22">Aguardar em envio dos demais detalhes de conteúdo, como telefone, campo de contato etc.</text:span></text:p>
      <text:p text:style-name="P13"/>
      <text:p text:style-name="P13"><text:span text:style-name="T15">8 – Erro ao fechar o pedido via boleto</text:span>, da mensagem de erro</text:p>
      <text:p text:style-name="P13"/>
      <text:p text:style-name="P13"><text:span text:style-name="T15">9 – Ao fechar um pedido via boleto, deve aparecer o boleto inteiro</text:span> na página <text:span text:style-name="T21">mesmo (não pop up por segurança)</text:span> e depois o número do pedido.</text:p>
      <text:p text:style-name="P13">(nos testes que fiz não abriu boleto aqui) estou usando o google chrome</text:p>
      <text:p text:style-name="P13"/>
      <text:p text:style-name="P16"><text:span text:style-name="T15">10 – os campos do cadastro do cliente no site, devem ser os mesmos do wcm</text:span>, como telefones etc, no site estão faltando alguns campos existentes no wcm</text:p>
      <text:p text:style-name="P16"/>
      <text:p text:style-name="P16"><text:span text:style-name="T15">11 – Verificar como vai ficar a questão do endereço de fatura e endereço de <text:s/>entrega nesse cadastro</text:span> de cliente site/wcm.</text:p>
      <text:p text:style-name="P19">Acho mais fácil deixar igual era no começo, campos para preencher como endereço de fatura e campo para preencher como endereço de entrega, mais fácil. Ai então (retirar o menu existe no wcm: fatura/entrega)</text:p>
      <text:p text:style-name="P19"/>
      <text:p text:style-name="P19"/>
      <text:p text:style-name="P20"><text:span text:style-name="T15">12 – Ativar o campo, fique por dentro das novidades</text:span>, ao clicar o cliente pode cair em um formulário simples como, nome, e-mail e telefone (aceito sugestões)</text:p>
      <text:p text:style-name="P20"/>
      <text:p text:style-name="P21"/>
      <text:p text:style-name="P13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7T01:54:28.210000000</dc:date>
    <meta:generator>LibreOffice/4.2.5.2$Windows_x86 LibreOffice_project/6ff819b65674ae6c83f3cbab9e4a4c2b292a7a94</meta:generator>
    <meta:editing-duration>PT59M13S</meta:editing-duration>
    <meta:editing-cycles>4</meta:editing-cycles>
    <meta:document-statistic meta:table-count="0" meta:image-count="0" meta:object-count="0" meta:page-count="1" meta:paragraph-count="25" meta:word-count="329" meta:character-count="1926" meta:non-whitespace-character-count="1610"/>
  </office:meta>
</office:document-meta>
</file>